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e0021" officeooo:paragraph-rsid="001e00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0021" officeooo:paragraph-rsid="001e00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sarbeitung Flucht &amp; Migration im 20. Jahrhundert<text:tab/>GGP – Michael Weinberger 5BHI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5:50:35.438586954</meta:creation-date>
    <dc:date>2016-05-22T15:52:39.900135943</dc:date>
    <meta:editing-duration>PT2M4S</meta:editing-duration>
    <meta:editing-cycles>1</meta:editing-cycles>
    <meta:document-statistic meta:table-count="0" meta:image-count="0" meta:object-count="0" meta:page-count="1" meta:paragraph-count="1" meta:word-count="11" meta:character-count="81" meta:non-whitespace-character-count="70"/>
    <meta:generator>LibreOffice/5.1.3.2$Linux_X86_64 LibreOffice_project/10m0$Build-2</meta:generator>
  </office:meta>
</office:document-meta>
</file>